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horizontal-align="left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1">
              <text:list-item>
                <text:p text:style-name="P1">Just a repro file</text:p>
              </text:list-item>
              <text:list-item>
                <text:p text:style-name="P1">Duplicate this slide 3 times</text:p>
              </text:list-item>
              <text:list-item>
                <text:p text:style-name="P1">Then move slide 3 to the bottom of the slide sor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21:07:04.305319463</meta:creation-date>
    <dc:date>2026-02-03T21:08:13.420250484</dc:date>
    <meta:editing-duration>PT1M9S</meta:editing-duration>
    <meta:editing-cycles>1</meta:editing-cycles>
    <meta:document-statistic meta:object-count="25"/>
    <meta:generator>CollaboraOfficeDev/25.04.5.1$Linux_X86_64 LibreOffice_project/5ad06f7d7ae58c2e30da7cee7c3cdca6811ff3ac</meta:generator>
  </office:meta>
</office:document-meta>
</file>